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8" office:value-type="string">
            <text:p>C</text:p>
          </table:table-cell>
          <table:table-cell table:style-name="ce8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/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4"/>
          <table:table-cell table:style-name="ce9" office:value-type="string">
            <text:p>BMI &lt;= 25, exam 2</text:p>
          </table:table-cell>
          <table:table-cell table:style-name="ce9" office:value-type="string">
            <text:p>BMI &gt; 25, exam 2</text:p>
          </table:table-cell>
          <table:table-cell table:style-name="ce9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5" office:value-type="string">
            <text:p>BMI &lt;= 25, exam 1</text:p>
          </table:table-cell>
          <table:table-cell table:style-name="ce10" office:value-type="float" office:value="1492">
            <text:p>1492</text:p>
          </table:table-cell>
          <table:table-cell table:style-name="ce10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5" office:value-type="string">
            <text:p>BMI &gt; 25, exam 1</text:p>
          </table:table-cell>
          <table:table-cell table:style-name="ce10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5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6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7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>
            <text:p>P( A only)=</text:p>
          </table:table-cell>
          <table:table-cell office:value-type="string">
            <text:p>„249/3909“=</text:p>
          </table:table-cell>
          <table:table-cell table:style-name="ce16" table:formula="of:=[.D5]/[.F5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7" office:value-type="string">
            <text:p>P(A|B)=</text:p>
          </table:table-cell>
          <table:table-cell office:value-type="string">
            <text:p>P(A and B) / P(B)=</text:p>
          </table:table-cell>
          <table:table-cell table:formula="of:=[.E12]/[.E10]" office:value-type="float" office:value="0.871771217712177">
            <text:p>0,8717712177</text:p>
          </table:table-cell>
          <table:table-cell table:number-columns-repeated="6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46:17</dc:date>
    <dc:creator>Thomas Ludwig</dc:creator>
    <meta:editing-duration>PT1H38M16S</meta:editing-duration>
    <meta:editing-cycles>13</meta:editing-cycles>
    <meta:generator>LibreOffice/3.6$Linux_X86_64 LibreOffice_project/360m1$Build-2</meta:generator>
    <meta:document-statistic meta:table-count="1" meta:cell-count="63" meta:object-count="0"/>
  </office:meta>
</office:document-meta>
</file>